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4.2382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3"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fill-color="#729fcf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0.2846in" svg:height="0.1866in" svg:x="9.6232in" svg:y="1.985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4" draw:style-name="gr1" draw:text-style-name="P1" svg:width="0.1673in" svg:height="0.2102in" svg:x="1.0079in" svg:y="0.063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name="embedded object (OLE) 5" draw:style-name="gr1" draw:text-style-name="P1" svg:width="0.5846in" svg:height="0.2102in" svg:x="1.8756in" svg:y="0.0626in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name="embedded object (OLE) 6" draw:style-name="gr1" draw:text-style-name="P1" svg:width="0.7563in" svg:height="0.2335in" svg:x="2.8287in" svg:y="0.0417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name="embedded object (OLE) 7" draw:style-name="gr1" draw:text-style-name="P1" svg:width="0.3598in" svg:height="0.2102in" svg:x="9.5957in" svg:y="0.3209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name="embedded object (OLE) 8" draw:style-name="gr1" draw:text-style-name="P1" svg:width="0.189in" svg:height="0.098in" svg:x="9.5957in" svg:y="0.7768in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name="embedded object (OLE) 9" draw:style-name="gr1" draw:text-style-name="P1" svg:width="0.3547in" svg:height="0.2102in" svg:x="9.5957in" svg:y="1.1543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name="embedded object (OLE) 10" draw:style-name="gr1" draw:text-style-name="P1" svg:width="0.0787in" svg:height="0.1866in" svg:x="9.5957in" svg:y="1.5709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8" draw:name="embedded object (OLE) 11" draw:style-name="gr1" draw:text-style-name="P1" svg:width="0.3098in" svg:height="0.2102in" svg:x="9.5957in" svg:y="1.5709in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9" draw:name="embedded object (OLE) 12" draw:style-name="gr1" draw:text-style-name="P1" svg:width="0.2898in" svg:height="0.2102in" svg:x="9.5957in" svg:y="1.7791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0" draw:style-name="gr2" draw:text-style-name="P2" svg:width="6.2906in" svg:height="3.5445in" svg:x="14.4213in" svg:y="3.6898in">
            <draw:object draw:notify-on-update-of-ranges="Sheet1.I16:Sheet1.I36 Sheet1.J18:Sheet1.J3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2" draw:name="embedded object (OLE) 14" draw:style-name="gr1" draw:text-style-name="P1" svg:width="0.7118in" svg:height="0.2102in" svg:x="5.352in" svg:y="8.8437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name="embedded object (OLE) 15" draw:style-name="gr1" draw:text-style-name="P1" svg:width="0.7134in" svg:height="0.2102in" svg:x="5.3559in" svg:y="9.0646in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4" draw:name="embedded object (OLE) 2" draw:style-name="gr1" draw:text-style-name="P1" svg:width="0.4386in" svg:height="0.1866in" svg:x="9.8567in" svg:y="3.48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5" draw:name="embedded object (OLE) 3" draw:style-name="gr1" draw:text-style-name="P1" svg:width="1.6402in" svg:height="0.1996in" svg:x="10.5626in" svg:y="3.4661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6" draw:name="embedded object (OLE) 13" draw:style-name="gr1" draw:text-style-name="P1" svg:width="0.611in" svg:height="0.2102in" svg:x="5.3575in" svg:y="8.6311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7" draw:name="embedded object (OLE) 16" draw:style-name="gr1" draw:text-style-name="P1" svg:width="0.2909in" svg:height="0.1866in" svg:x="12.372in" svg:y="8.3555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name="embedded object (OLE) 17" draw:style-name="gr1" draw:text-style-name="P1" svg:width="0.4988in" svg:height="0.1866in" svg:x="13.2299in" svg:y="8.3555in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name="embedded object (OLE) 18" draw:style-name="gr1" draw:text-style-name="P1" svg:width="0.3047in" svg:height="0.1543in" svg:x="9.6043in" svg:y="0.985in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№</text:p>
          </table:table-cell>
          <table:table-cell table:number-columns-repeated="2"/>
          <table:table-cell table:style-name="ce1"/>
          <table:table-cell table:number-columns-repeated="6"/>
          <table:table-cell>
            <draw:frame draw:z-index="11" draw:style-name="gr3" draw:text-style-name="P1" svg:width="6.3008in" svg:height="3.5445in" svg:x="0.2366in" svg:y="0.139in">
              <draw:object draw:notify-on-update-of-ranges="Sheet1.I18:Sheet1.I37 Sheet1.H18:Sheet1.H37 Sheet1.J18:Sheet1.J3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12.17" calcext:value-type="float">
            <text:p>12.17</text:p>
          </table:table-cell>
          <table:table-cell table:formula="of:=[.B2]-[.$H$2]" office:value-type="float" office:value="-0.368" calcext:value-type="float">
            <text:p>-0.368</text:p>
          </table:table-cell>
          <table:table-cell table:formula="of:=[.C2]^2" office:value-type="float" office:value="0.135424" calcext:value-type="float">
            <text:p>0.135424</text:p>
          </table:table-cell>
          <table:table-cell/>
          <table:table-cell office:value-type="string" calcext:value-type="string">
            <text:p>Мат. Ожидание</text:p>
          </table:table-cell>
          <table:table-cell/>
          <table:table-cell table:formula="of:=AVERAGE([.B$1:.B$1048576])" office:value-type="float" office:value="12.538" calcext:value-type="float">
            <text:p>12.538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12.72" calcext:value-type="float">
            <text:p>12.72</text:p>
          </table:table-cell>
          <table:table-cell table:formula="of:=[.B3]-[.$H$2]" office:value-type="float" office:value="0.182" calcext:value-type="float">
            <text:p>0.182</text:p>
          </table:table-cell>
          <table:table-cell table:formula="of:=[.C3]^2" office:value-type="float" office:value="0.0331240000000001" calcext:value-type="float">
            <text:p>0.033124</text:p>
          </table:table-cell>
          <table:table-cell/>
          <table:table-cell office:value-type="string" calcext:value-type="string">
            <text:p>Вспомогательное вычисление для дисперсии</text:p>
          </table:table-cell>
          <table:table-cell/>
          <table:table-cell table:formula="of:=SUM([.D$1:.D$1048576])" office:value-type="float" office:value="3.379" calcext:value-type="float">
            <text:p>3.379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12.68" calcext:value-type="float">
            <text:p>12.68</text:p>
          </table:table-cell>
          <table:table-cell table:formula="of:=[.B4]-[.$H$2]" office:value-type="float" office:value="0.141999999999999" calcext:value-type="float">
            <text:p>0.141999999999999</text:p>
          </table:table-cell>
          <table:table-cell table:formula="of:=[.C4]^2" office:value-type="float" office:value="0.0201639999999998" calcext:value-type="float">
            <text:p>0.020164</text:p>
          </table:table-cell>
          <table:table-cell/>
          <table:table-cell office:value-type="string" calcext:value-type="string">
            <text:p>Дисперсия</text:p>
          </table:table-cell>
          <table:table-cell/>
          <table:table-cell table:formula="of:=ROUND(SQRT([.H3] / 49); 3)" office:value-type="float" office:value="0.263" calcext:value-type="float">
            <text:p>0.263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12.45" calcext:value-type="float">
            <text:p>12.45</text:p>
          </table:table-cell>
          <table:table-cell table:formula="of:=[.B5]-[.$H$2]" office:value-type="float" office:value="-0.088000000000001" calcext:value-type="float">
            <text:p>-0.088000000000001</text:p>
          </table:table-cell>
          <table:table-cell table:formula="of:=[.C5]^2" office:value-type="float" office:value="0.00774400000000017" calcext:value-type="float">
            <text:p>0.007744</text:p>
          </table:table-cell>
          <table:table-cell/>
          <table:table-cell table:style-name="ce7" office:value-type="string" calcext:value-type="string">
            <text:p>Среднеквадратичное отклонение среднего значения</text:p>
          </table:table-cell>
          <table:table-cell table:style-name="Default" office:value-type="string" calcext:value-type="string">
            <text:p>'</text:p>
          </table:table-cell>
          <table:table-cell table:formula="of:=ROUND(SQRT([.H3]/49/50);3)" office:value-type="float" office:value="0.037" calcext:value-type="float">
            <text:p>0.037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12.08" calcext:value-type="float">
            <text:p>12.08</text:p>
          </table:table-cell>
          <table:table-cell table:formula="of:=[.B6]-[.$H$2]" office:value-type="float" office:value="-0.458" calcext:value-type="float">
            <text:p>-0.458</text:p>
          </table:table-cell>
          <table:table-cell table:formula="of:=[.C6]^2" office:value-type="float" office:value="0.209764" calcext:value-type="float">
            <text:p>0.209764</text:p>
          </table:table-cell>
          <table:table-cell/>
          <table:table-cell office:value-type="string" calcext:value-type="string">
            <text:p>Максимальное значение плотности распределения</text:p>
          </table:table-cell>
          <table:table-cell/>
          <table:table-cell table:formula="of:=ROUND(1 / (SQRT(2*PI())*[.$H$4]); 3)" office:value-type="float" office:value="1.517" calcext:value-type="float">
            <text:p>1.517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12.04" calcext:value-type="float">
            <text:p>12.04</text:p>
          </table:table-cell>
          <table:table-cell table:formula="of:=[.B7]-[.$H$2]" office:value-type="float" office:value="-0.498000000000001" calcext:value-type="float">
            <text:p>-0.498000000000001</text:p>
          </table:table-cell>
          <table:table-cell table:formula="of:=[.C7]^2" office:value-type="float" office:value="0.248004000000001" calcext:value-type="float">
            <text:p>0.248004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12.95" calcext:value-type="float">
            <text:p>12.95</text:p>
          </table:table-cell>
          <table:table-cell table:formula="of:=[.B8]-[.$H$2]" office:value-type="float" office:value="0.411999999999999" calcext:value-type="float">
            <text:p>0.411999999999999</text:p>
          </table:table-cell>
          <table:table-cell table:formula="of:=[.C8]^2" office:value-type="float" office:value="0.169743999999999" calcext:value-type="float">
            <text:p>0.169744</text:p>
          </table:table-cell>
          <table:table-cell/>
          <table:table-cell office:value-type="string" calcext:value-type="string">
            <text:p>Максимальное значение t, c</text:p>
          </table:table-cell>
          <table:table-cell/>
          <table:table-cell table:formula="of:=MAX([.B$1:.B$1048576])" office:value-type="float" office:value="12.98" calcext:value-type="float">
            <text:p>12.98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2.87" calcext:value-type="float">
            <text:p>12.87</text:p>
          </table:table-cell>
          <table:table-cell table:formula="of:=[.B9]-[.$H$2]" office:value-type="float" office:value="0.331999999999999" calcext:value-type="float">
            <text:p>0.331999999999999</text:p>
          </table:table-cell>
          <table:table-cell table:formula="of:=[.C9]^2" office:value-type="float" office:value="0.110223999999999" calcext:value-type="float">
            <text:p>0.110224</text:p>
          </table:table-cell>
          <table:table-cell/>
          <table:table-cell office:value-type="string" calcext:value-type="string">
            <text:p>Минимальное значение t, c</text:p>
          </table:table-cell>
          <table:table-cell/>
          <table:table-cell table:formula="of:=MIN([.B$1:.B$1048576])" office:value-type="float" office:value="12.01" calcext:value-type="float">
            <text:p>12.01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12.54" calcext:value-type="float">
            <text:p>12.54</text:p>
          </table:table-cell>
          <table:table-cell table:formula="of:=[.B10]-[.$H$2]" office:value-type="float" office:value="0.00199999999999889" calcext:value-type="float">
            <text:p>0.00199999999999889</text:p>
          </table:table-cell>
          <table:table-cell table:formula="of:=[.C10]^2" office:value-type="float" office:value="0.00000399999999999557" calcext:value-type="float">
            <text:p>0.000004</text:p>
          </table:table-cell>
          <table:table-cell/>
          <table:table-cell office:value-type="string" calcext:value-type="string">
            <text:p>Шаг распределения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float" office:value="12.21" calcext:value-type="float">
            <text:p>12.21</text:p>
          </table:table-cell>
          <table:table-cell table:formula="of:=[.B11]-[.$H$2]" office:value-type="float" office:value="-0.327999999999999" calcext:value-type="float">
            <text:p>-0.327999999999999</text:p>
          </table:table-cell>
          <table:table-cell table:formula="of:=[.C11]^2" office:value-type="float" office:value="0.107584" calcext:value-type="float">
            <text:p>0.10758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12.92" calcext:value-type="float">
            <text:p>12.92</text:p>
          </table:table-cell>
          <table:table-cell table:formula="of:=[.B12]-[.$H$2]" office:value-type="float" office:value="0.382" calcext:value-type="float">
            <text:p>0.382</text:p>
          </table:table-cell>
          <table:table-cell table:formula="of:=[.C12]^2" office:value-type="float" office:value="0.145924" calcext:value-type="float">
            <text:p>0.14592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float" office:value="12.67" calcext:value-type="float">
            <text:p>12.67</text:p>
          </table:table-cell>
          <table:table-cell table:formula="of:=[.B13]-[.$H$2]" office:value-type="float" office:value="0.132" calcext:value-type="float">
            <text:p>0.132</text:p>
          </table:table-cell>
          <table:table-cell table:formula="of:=[.C13]^2" office:value-type="float" office:value="0.0174239999999999" calcext:value-type="float">
            <text:p>0.01742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office:value-type="float" office:value="12.98" calcext:value-type="float">
            <text:p>12.98</text:p>
          </table:table-cell>
          <table:table-cell table:formula="of:=[.B14]-[.$H$2]" office:value-type="float" office:value="0.442" calcext:value-type="float">
            <text:p>0.442</text:p>
          </table:table-cell>
          <table:table-cell table:formula="of:=[.C14]^2" office:value-type="float" office:value="0.195364" calcext:value-type="float">
            <text:p>0.195364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float" office:value="12.68" calcext:value-type="float">
            <text:p>12.68</text:p>
          </table:table-cell>
          <table:table-cell table:formula="of:=[.B15]-[.$H$2]" office:value-type="float" office:value="0.141999999999999" calcext:value-type="float">
            <text:p>0.141999999999999</text:p>
          </table:table-cell>
          <table:table-cell table:formula="of:=[.C15]^2" office:value-type="float" office:value="0.0201639999999998" calcext:value-type="float">
            <text:p>0.020164</text:p>
          </table:table-cell>
          <table:table-cell/>
          <table:table-cell table:style-name="ce8" office:value-type="string" calcext:value-type="string" table:number-columns-spanned="5" table:number-rows-spanned="1">
            <text:p>Графики</text:p>
          </table:table-cell>
          <table:covered-table-cell table:number-columns-repeated="4" table:style-name="Default"/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float" office:value="12.67" calcext:value-type="float">
            <text:p>12.67</text:p>
          </table:table-cell>
          <table:table-cell table:formula="of:=[.B16]-[.$H$2]" office:value-type="float" office:value="0.132" calcext:value-type="float">
            <text:p>0.132</text:p>
          </table:table-cell>
          <table:table-cell table:formula="of:=[.C16]^2" office:value-type="float" office:value="0.0174239999999999" calcext:value-type="float">
            <text:p>0.017424</text:p>
          </table:table-cell>
          <table:table-cell table:number-columns-repeated="2"/>
          <table:table-cell office:value-type="string" calcext:value-type="string" table:number-columns-spanned="2" table:number-rows-spanned="1">
            <text:p>Для гистограммы</text:p>
          </table:table-cell>
          <table:covered-table-cell/>
          <table:table-cell office:value-type="string" calcext:value-type="string" table:number-columns-spanned="2" table:number-rows-spanned="1">
            <text:p>Норм. Распред.</text:p>
          </table:table-cell>
          <table:covered-table-cell/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office:value-type="float" office:value="12.53" calcext:value-type="float">
            <text:p>12.53</text:p>
          </table:table-cell>
          <table:table-cell table:formula="of:=[.B17]-[.$H$2]" office:value-type="float" office:value="-0.0080000000000009" calcext:value-type="float">
            <text:p>-0.0080000000000009</text:p>
          </table:table-cell>
          <table:table-cell table:formula="of:=[.C17]^2" office:value-type="float" office:value="0.0000640000000000143" calcext:value-type="float">
            <text:p>0.000064</text:p>
          </table:table-cell>
          <table:table-cell/>
          <table:table-cell office:value-type="string" calcext:value-type="string">
            <text:p>Границы интервалов, с</text:p>
          </table:table-cell>
          <table:table-cell table:number-columns-repeated="2"/>
          <table:table-cell table:style-name="ce4" office:value-type="string" calcext:value-type="string">
            <text:p>t, c</text:p>
          </table:table-cell>
          <table:table-cell office:value-type="string" calcext:value-type="string">
            <text:p>p(t), 1/c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office:value-type="float" office:value="12.29" calcext:value-type="float">
            <text:p>12.29</text:p>
          </table:table-cell>
          <table:table-cell table:formula="of:=[.B18]-[.$H$2]" office:value-type="float" office:value="-0.248000000000001" calcext:value-type="float">
            <text:p>-0.248000000000001</text:p>
          </table:table-cell>
          <table:table-cell table:formula="of:=[.C18]^2" office:value-type="float" office:value="0.0615040000000006" calcext:value-type="float">
            <text:p>0.061504</text:p>
          </table:table-cell>
          <table:table-cell/>
          <table:table-cell table:formula="of:=[.H9]" office:value-type="float" office:value="12.01" calcext:value-type="float">
            <text:p>12.01</text:p>
          </table:table-cell>
          <table:table-cell table:formula="of:=COUNTIFS([.$B$2:.$B$51]; &quot;&lt;&quot;&amp; [.F19]; [.$B$2:.$B$51]; &quot;&gt;=&quot;&amp; [.F18])" office:value-type="float" office:value="4" calcext:value-type="float" table:number-columns-spanned="1" table:number-rows-spanned="2">
            <text:p>4</text:p>
          </table:table-cell>
          <table:table-cell table:formula="of:=[.G18]/([.$H$10]*50)" office:value-type="float" office:value="0.8" calcext:value-type="float" table:number-columns-spanned="1" table:number-rows-spanned="2">
            <text:p>0.8</text:p>
          </table:table-cell>
          <table:table-cell table:formula="of:=([.F18]+[.F19])/2" office:value-type="float" office:value="12.06" calcext:value-type="float" table:number-columns-spanned="1" table:number-rows-spanned="2">
            <text:p>12.06</text:p>
          </table:table-cell>
          <table:table-cell table:formula="of:=ROUND([.$H$6] * EXP(- ( ([.I18] - [.$H$2]) ^ 2) / (2 * ([.$H$4] ^ 2) )  ); 3)" office:value-type="float" office:value="0.291" calcext:value-type="float" table:number-columns-spanned="1" table:number-rows-spanned="2">
            <text:p>0.291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12.83" calcext:value-type="float">
            <text:p>12.83</text:p>
          </table:table-cell>
          <table:table-cell table:formula="of:=[.B19]-[.$H$2]" office:value-type="float" office:value="0.292" calcext:value-type="float">
            <text:p>0.292</text:p>
          </table:table-cell>
          <table:table-cell table:formula="of:=[.C19]^2" office:value-type="float" office:value="0.0852639999999999" calcext:value-type="float">
            <text:p>0.085264</text:p>
          </table:table-cell>
          <table:table-cell/>
          <table:table-cell table:formula="of:=[.F18]+[.$H$10]" office:value-type="float" office:value="12.11" calcext:value-type="float">
            <text:p>12.1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office:value-type="float" office:value="12.49" calcext:value-type="float">
            <text:p>12.49</text:p>
          </table:table-cell>
          <table:table-cell table:formula="of:=[.B20]-[.$H$2]" office:value-type="float" office:value="-0.048" calcext:value-type="float">
            <text:p>-0.048</text:p>
          </table:table-cell>
          <table:table-cell table:formula="of:=[.C20]^2" office:value-type="float" office:value="0.002304" calcext:value-type="float">
            <text:p>0.002304</text:p>
          </table:table-cell>
          <table:table-cell/>
          <table:table-cell table:formula="of:=[.F19]" office:value-type="float" office:value="12.11" calcext:value-type="float">
            <text:p>12.11</text:p>
          </table:table-cell>
          <table:table-cell table:formula="of:=COUNTIFS([.$B$2:.$B$51]; &quot;&lt;&quot;&amp; [.F21]; [.$B$2:.$B$51]; &quot;&gt;=&quot;&amp; [.F20])" office:value-type="float" office:value="3" calcext:value-type="float" table:number-columns-spanned="1" table:number-rows-spanned="2">
            <text:p>3</text:p>
          </table:table-cell>
          <table:table-cell table:formula="of:=[.G20]/([.$H$10]*50)" office:value-type="float" office:value="0.6" calcext:value-type="float" table:number-columns-spanned="1" table:number-rows-spanned="2">
            <text:p>0.6</text:p>
          </table:table-cell>
          <table:table-cell table:formula="of:=([.F20]+[.F21])/2" office:value-type="float" office:value="12.16" calcext:value-type="float" table:number-columns-spanned="1" table:number-rows-spanned="2">
            <text:p>12.16</text:p>
          </table:table-cell>
          <table:table-cell table:formula="of:=ROUND([.$H$6] * EXP(- ( ([.I20] - [.$H$2]) ^ 2) / (2 * ([.$H$4] ^ 2) )  ); 3)" office:value-type="float" office:value="0.54" calcext:value-type="float" table:number-columns-spanned="1" table:number-rows-spanned="2">
            <text:p>0.54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float" office:value="12.61" calcext:value-type="float">
            <text:p>12.61</text:p>
          </table:table-cell>
          <table:table-cell table:formula="of:=[.B21]-[.$H$2]" office:value-type="float" office:value="0.0719999999999992" calcext:value-type="float">
            <text:p>0.0719999999999992</text:p>
          </table:table-cell>
          <table:table-cell table:formula="of:=[.C21]^2" office:value-type="float" office:value="0.00518399999999988" calcext:value-type="float">
            <text:p>0.005184</text:p>
          </table:table-cell>
          <table:table-cell/>
          <table:table-cell table:formula="of:=[.F20]+[.$H$10]" office:value-type="float" office:value="12.21" calcext:value-type="float">
            <text:p>12.2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float" office:value="12.49" calcext:value-type="float">
            <text:p>12.49</text:p>
          </table:table-cell>
          <table:table-cell table:formula="of:=[.B22]-[.$H$2]" office:value-type="float" office:value="-0.048" calcext:value-type="float">
            <text:p>-0.048</text:p>
          </table:table-cell>
          <table:table-cell table:formula="of:=[.C22]^2" office:value-type="float" office:value="0.002304" calcext:value-type="float">
            <text:p>0.002304</text:p>
          </table:table-cell>
          <table:table-cell/>
          <table:table-cell table:formula="of:=[.F21]" office:value-type="float" office:value="12.21" calcext:value-type="float">
            <text:p>12.21</text:p>
          </table:table-cell>
          <table:table-cell table:formula="of:=COUNTIFS([.$B$2:.$B$51]; &quot;&lt;&quot;&amp; [.F23]; [.$B$2:.$B$51]; &quot;&gt;=&quot;&amp; [.F22])" office:value-type="float" office:value="3" calcext:value-type="float" table:number-columns-spanned="1" table:number-rows-spanned="2">
            <text:p>3</text:p>
          </table:table-cell>
          <table:table-cell table:formula="of:=[.G22]/([.$H$10]*50)" office:value-type="float" office:value="0.6" calcext:value-type="float" table:number-columns-spanned="1" table:number-rows-spanned="2">
            <text:p>0.6</text:p>
          </table:table-cell>
          <table:table-cell table:formula="of:=([.F22]+[.F23])/2" office:value-type="float" office:value="12.26" calcext:value-type="float" table:number-columns-spanned="1" table:number-rows-spanned="2">
            <text:p>12.26</text:p>
          </table:table-cell>
          <table:table-cell table:formula="of:=ROUND([.$H$6] * EXP(- ( ([.I22] - [.$H$2]) ^ 2) / (2 * ([.$H$4] ^ 2) )  ); 3)" office:value-type="float" office:value="0.868" calcext:value-type="float" table:number-columns-spanned="1" table:number-rows-spanned="2">
            <text:p>0.868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float" office:value="12.72" calcext:value-type="float">
            <text:p>12.72</text:p>
          </table:table-cell>
          <table:table-cell table:formula="of:=[.B23]-[.$H$2]" office:value-type="float" office:value="0.182" calcext:value-type="float">
            <text:p>0.182</text:p>
          </table:table-cell>
          <table:table-cell table:formula="of:=[.C23]^2" office:value-type="float" office:value="0.0331240000000001" calcext:value-type="float">
            <text:p>0.033124</text:p>
          </table:table-cell>
          <table:table-cell/>
          <table:table-cell table:formula="of:=[.F22]+[.$H$10]" office:value-type="float" office:value="12.31" calcext:value-type="float">
            <text:p>12.3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float" office:value="12.82" calcext:value-type="float">
            <text:p>12.82</text:p>
          </table:table-cell>
          <table:table-cell table:formula="of:=[.B24]-[.$H$2]" office:value-type="float" office:value="0.282" calcext:value-type="float">
            <text:p>0.282</text:p>
          </table:table-cell>
          <table:table-cell table:formula="of:=[.C24]^2" office:value-type="float" office:value="0.079524" calcext:value-type="float">
            <text:p>0.079524</text:p>
          </table:table-cell>
          <table:table-cell/>
          <table:table-cell table:formula="of:=[.F23]" office:value-type="float" office:value="12.31" calcext:value-type="float">
            <text:p>12.31</text:p>
          </table:table-cell>
          <table:table-cell table:formula="of:=COUNTIFS([.$B$2:.$B$51]; &quot;&lt;&quot;&amp; [.F25]; [.$B$2:.$B$51]; &quot;&gt;=&quot;&amp; [.F24])" office:value-type="float" office:value="5" calcext:value-type="float" table:number-columns-spanned="1" table:number-rows-spanned="2">
            <text:p>5</text:p>
          </table:table-cell>
          <table:table-cell table:formula="of:=[.G24]/([.$H$10]*50)" office:value-type="float" office:value="1" calcext:value-type="float" table:number-columns-spanned="1" table:number-rows-spanned="2">
            <text:p>1</text:p>
          </table:table-cell>
          <table:table-cell table:formula="of:=([.F24]+[.F25])/2" office:value-type="float" office:value="12.36" calcext:value-type="float" table:number-columns-spanned="1" table:number-rows-spanned="2">
            <text:p>12.36</text:p>
          </table:table-cell>
          <table:table-cell table:formula="of:=ROUND([.$H$6] * EXP(- ( ([.I24] - [.$H$2]) ^ 2) / (2 * ([.$H$4] ^ 2) )  ); 3)" office:value-type="float" office:value="1.206" calcext:value-type="float" table:number-columns-spanned="1" table:number-rows-spanned="2">
            <text:p>1.206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float" office:value="12.58" calcext:value-type="float">
            <text:p>12.58</text:p>
          </table:table-cell>
          <table:table-cell table:formula="of:=[.B25]-[.$H$2]" office:value-type="float" office:value="0.0419999999999998" calcext:value-type="float">
            <text:p>0.0419999999999998</text:p>
          </table:table-cell>
          <table:table-cell table:formula="of:=[.C25]^2" office:value-type="float" office:value="0.00176399999999998" calcext:value-type="float">
            <text:p>0.001764</text:p>
          </table:table-cell>
          <table:table-cell/>
          <table:table-cell table:formula="of:=[.F24]+[.$H$10]" office:value-type="float" office:value="12.41" calcext:value-type="float">
            <text:p>12.4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float" office:value="12.46" calcext:value-type="float">
            <text:p>12.46</text:p>
          </table:table-cell>
          <table:table-cell table:formula="of:=[.B26]-[.$H$2]" office:value-type="float" office:value="-0.0779999999999994" calcext:value-type="float">
            <text:p>-0.0779999999999994</text:p>
          </table:table-cell>
          <table:table-cell table:formula="of:=[.C26]^2" office:value-type="float" office:value="0.00608399999999991" calcext:value-type="float">
            <text:p>0.006084</text:p>
          </table:table-cell>
          <table:table-cell/>
          <table:table-cell table:formula="of:=[.F25]" office:value-type="float" office:value="12.41" calcext:value-type="float">
            <text:p>12.41</text:p>
          </table:table-cell>
          <table:table-cell table:formula="of:=COUNTIFS([.$B$2:.$B$51]; &quot;&lt;&quot;&amp; [.F27]; [.$B$2:.$B$51]; &quot;&gt;=&quot;&amp; [.F26])" office:value-type="float" office:value="5" calcext:value-type="float" table:number-columns-spanned="1" table:number-rows-spanned="2">
            <text:p>5</text:p>
          </table:table-cell>
          <table:table-cell table:formula="of:=[.G26]/([.$H$10]*50)" office:value-type="float" office:value="1" calcext:value-type="float" table:number-columns-spanned="1" table:number-rows-spanned="2">
            <text:p>1</text:p>
          </table:table-cell>
          <table:table-cell table:formula="of:=([.F26]+[.F27])/2" office:value-type="float" office:value="12.46" calcext:value-type="float" table:number-columns-spanned="1" table:number-rows-spanned="2">
            <text:p>12.46</text:p>
          </table:table-cell>
          <table:table-cell table:formula="of:=ROUND([.$H$6] * EXP(- ( ([.I26] - [.$H$2]) ^ 2) / (2 * ([.$H$4] ^ 2) )  ); 3)" office:value-type="float" office:value="1.452" calcext:value-type="float" table:number-columns-spanned="1" table:number-rows-spanned="2">
            <text:p>1.452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float" office:value="12.52" calcext:value-type="float">
            <text:p>12.52</text:p>
          </table:table-cell>
          <table:table-cell table:formula="of:=[.B27]-[.$H$2]" office:value-type="float" office:value="-0.0180000000000007" calcext:value-type="float">
            <text:p>-0.0180000000000007</text:p>
          </table:table-cell>
          <table:table-cell table:formula="of:=[.C27]^2" office:value-type="float" office:value="0.000324000000000025" calcext:value-type="float">
            <text:p>0.000324</text:p>
          </table:table-cell>
          <table:table-cell/>
          <table:table-cell table:formula="of:=[.F26]+[.$H$10]" office:value-type="float" office:value="12.51" calcext:value-type="float">
            <text:p>12.5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float" office:value="12.04" calcext:value-type="float">
            <text:p>12.04</text:p>
          </table:table-cell>
          <table:table-cell table:formula="of:=[.B28]-[.$H$2]" office:value-type="float" office:value="-0.498000000000001" calcext:value-type="float">
            <text:p>-0.498000000000001</text:p>
          </table:table-cell>
          <table:table-cell table:formula="of:=[.C28]^2" office:value-type="float" office:value="0.248004000000001" calcext:value-type="float">
            <text:p>0.248004</text:p>
          </table:table-cell>
          <table:table-cell/>
          <table:table-cell table:formula="of:=[.F27]" office:value-type="float" office:value="12.51" calcext:value-type="float">
            <text:p>12.51</text:p>
          </table:table-cell>
          <table:table-cell table:formula="of:=COUNTIFS([.$B$2:.$B$51]; &quot;&lt;&quot;&amp; [.F29]; [.$B$2:.$B$51]; &quot;&gt;=&quot;&amp; [.F28])" office:value-type="float" office:value="7" calcext:value-type="float" table:number-columns-spanned="1" table:number-rows-spanned="2">
            <text:p>7</text:p>
          </table:table-cell>
          <table:table-cell table:formula="of:=[.G28]/([.$H$10]*50)" office:value-type="float" office:value="1.4" calcext:value-type="float" table:number-columns-spanned="1" table:number-rows-spanned="2">
            <text:p>1.4</text:p>
          </table:table-cell>
          <table:table-cell table:formula="of:=([.F28]+[.F29])/2" office:value-type="float" office:value="12.56" calcext:value-type="float" table:number-columns-spanned="1" table:number-rows-spanned="2">
            <text:p>12.56</text:p>
          </table:table-cell>
          <table:table-cell table:formula="of:=ROUND([.$H$6] * EXP(- ( ([.I28] - [.$H$2]) ^ 2) / (2 * ([.$H$4] ^ 2) )  ); 3)" office:value-type="float" office:value="1.512" calcext:value-type="float" table:number-columns-spanned="1" table:number-rows-spanned="2">
            <text:p>1.512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office:value-type="float" office:value="12.35" calcext:value-type="float">
            <text:p>12.35</text:p>
          </table:table-cell>
          <table:table-cell table:formula="of:=[.B29]-[.$H$2]" office:value-type="float" office:value="-0.188000000000001" calcext:value-type="float">
            <text:p>-0.188000000000001</text:p>
          </table:table-cell>
          <table:table-cell table:formula="of:=[.C29]^2" office:value-type="float" office:value="0.0353440000000002" calcext:value-type="float">
            <text:p>0.035344</text:p>
          </table:table-cell>
          <table:table-cell/>
          <table:table-cell table:formula="of:=[.F28]+[.$H$10]" office:value-type="float" office:value="12.61" calcext:value-type="float">
            <text:p>12.6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float" office:value="12.52" calcext:value-type="float">
            <text:p>12.52</text:p>
          </table:table-cell>
          <table:table-cell table:formula="of:=[.B30]-[.$H$2]" office:value-type="float" office:value="-0.0180000000000007" calcext:value-type="float">
            <text:p>-0.0180000000000007</text:p>
          </table:table-cell>
          <table:table-cell table:formula="of:=[.C30]^2" office:value-type="float" office:value="0.000324000000000025" calcext:value-type="float">
            <text:p>0.000324</text:p>
          </table:table-cell>
          <table:table-cell/>
          <table:table-cell table:formula="of:=[.F29]" office:value-type="float" office:value="12.61" calcext:value-type="float">
            <text:p>12.61</text:p>
          </table:table-cell>
          <table:table-cell table:formula="of:=COUNTIFS([.$B$2:.$B$51]; &quot;&lt;&quot;&amp; [.F31]; [.$B$2:.$B$51]; &quot;&gt;=&quot;&amp; [.F30])" office:value-type="float" office:value="9" calcext:value-type="float" table:number-columns-spanned="1" table:number-rows-spanned="2">
            <text:p>9</text:p>
          </table:table-cell>
          <table:table-cell table:formula="of:=[.G30]/([.$H$10]*50)" office:value-type="float" office:value="1.8" calcext:value-type="float" table:number-columns-spanned="1" table:number-rows-spanned="2">
            <text:p>1.8</text:p>
          </table:table-cell>
          <table:table-cell table:formula="of:=([.F30]+[.F31])/2" office:value-type="float" office:value="12.66" calcext:value-type="float" table:number-columns-spanned="1" table:number-rows-spanned="2">
            <text:p>12.66</text:p>
          </table:table-cell>
          <table:table-cell table:formula="of:=ROUND([.$H$6] * EXP(- ( ([.I30] - [.$H$2]) ^ 2) / (2 * ([.$H$4] ^ 2) )  ); 3)" office:value-type="float" office:value="1.362" calcext:value-type="float" table:number-columns-spanned="1" table:number-rows-spanned="2">
            <text:p>1.362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float" office:value="12.01" calcext:value-type="float">
            <text:p>12.01</text:p>
          </table:table-cell>
          <table:table-cell table:formula="of:=[.B31]-[.$H$2]" office:value-type="float" office:value="-0.528000000000001" calcext:value-type="float">
            <text:p>-0.528000000000001</text:p>
          </table:table-cell>
          <table:table-cell table:formula="of:=[.C31]^2" office:value-type="float" office:value="0.278784" calcext:value-type="float">
            <text:p>0.278784</text:p>
          </table:table-cell>
          <table:table-cell/>
          <table:table-cell table:formula="of:=[.F30]+[.$H$10]" office:value-type="float" office:value="12.71" calcext:value-type="float">
            <text:p>12.7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float" office:value="12.14" calcext:value-type="float">
            <text:p>12.14</text:p>
          </table:table-cell>
          <table:table-cell table:formula="of:=[.B32]-[.$H$2]" office:value-type="float" office:value="-0.398" calcext:value-type="float">
            <text:p>-0.398</text:p>
          </table:table-cell>
          <table:table-cell table:formula="of:=[.C32]^2" office:value-type="float" office:value="0.158404" calcext:value-type="float">
            <text:p>0.158404</text:p>
          </table:table-cell>
          <table:table-cell/>
          <table:table-cell table:formula="of:=[.F31]" office:value-type="float" office:value="12.71" calcext:value-type="float">
            <text:p>12.71</text:p>
          </table:table-cell>
          <table:table-cell table:formula="of:=COUNTIFS([.$B$2:.$B$51]; &quot;&lt;&quot;&amp; [.F33]; [.$B$2:.$B$51]; &quot;&gt;=&quot;&amp; [.F32])" office:value-type="float" office:value="6" calcext:value-type="float" table:number-columns-spanned="1" table:number-rows-spanned="2">
            <text:p>6</text:p>
          </table:table-cell>
          <table:table-cell table:formula="of:=[.G32]/([.$H$10]*50)" office:value-type="float" office:value="1.2" calcext:value-type="float" table:number-columns-spanned="1" table:number-rows-spanned="2">
            <text:p>1.2</text:p>
          </table:table-cell>
          <table:table-cell table:formula="of:=([.F32]+[.F33])/2" office:value-type="float" office:value="12.76" calcext:value-type="float" table:number-columns-spanned="1" table:number-rows-spanned="2">
            <text:p>12.76</text:p>
          </table:table-cell>
          <table:table-cell table:formula="of:=ROUND([.$H$6] * EXP(- ( ([.I32] - [.$H$2]) ^ 2) / (2 * ([.$H$4] ^ 2) )  ); 3)" office:value-type="float" office:value="1.062" calcext:value-type="float" table:number-columns-spanned="1" table:number-rows-spanned="2">
            <text:p>1.062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float" office:value="12.74" calcext:value-type="float">
            <text:p>12.74</text:p>
          </table:table-cell>
          <table:table-cell table:formula="of:=[.B33]-[.$H$2]" office:value-type="float" office:value="0.202" calcext:value-type="float">
            <text:p>0.202</text:p>
          </table:table-cell>
          <table:table-cell table:formula="of:=[.C33]^2" office:value-type="float" office:value="0.040804" calcext:value-type="float">
            <text:p>0.040804</text:p>
          </table:table-cell>
          <table:table-cell/>
          <table:table-cell table:formula="of:=[.F32]+[.$H$10]" office:value-type="float" office:value="12.81" calcext:value-type="float">
            <text:p>12.8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float" office:value="12.38" calcext:value-type="float">
            <text:p>12.38</text:p>
          </table:table-cell>
          <table:table-cell table:formula="of:=[.B34]-[.$H$2]" office:value-type="float" office:value="-0.157999999999999" calcext:value-type="float">
            <text:p>-0.157999999999999</text:p>
          </table:table-cell>
          <table:table-cell table:formula="of:=[.C34]^2" office:value-type="float" office:value="0.0249639999999998" calcext:value-type="float">
            <text:p>0.024964</text:p>
          </table:table-cell>
          <table:table-cell/>
          <table:table-cell table:formula="of:=[.F33]" office:value-type="float" office:value="12.81" calcext:value-type="float">
            <text:p>12.81</text:p>
          </table:table-cell>
          <table:table-cell table:formula="of:=COUNTIFS([.$B$2:.$B$51]; &quot;&lt;&quot;&amp; [.F35]; [.$B$2:.$B$51]; &quot;&gt;=&quot;&amp; [.F34])" office:value-type="float" office:value="3" calcext:value-type="float" table:number-columns-spanned="1" table:number-rows-spanned="2">
            <text:p>3</text:p>
          </table:table-cell>
          <table:table-cell table:formula="of:=[.G34]/([.$H$10]*50)" office:value-type="float" office:value="0.6" calcext:value-type="float" table:number-columns-spanned="1" table:number-rows-spanned="2">
            <text:p>0.6</text:p>
          </table:table-cell>
          <table:table-cell table:formula="of:=([.F34]+[.F35])/2" office:value-type="float" office:value="12.86" calcext:value-type="float" table:number-columns-spanned="1" table:number-rows-spanned="2">
            <text:p>12.86</text:p>
          </table:table-cell>
          <table:table-cell table:formula="of:=ROUND([.$H$6] * EXP(- ( ([.I34] - [.$H$2]) ^ 2) / (2 * ([.$H$4] ^ 2) )  ); 3)" office:value-type="float" office:value="0.717" calcext:value-type="float" table:number-columns-spanned="1" table:number-rows-spanned="2">
            <text:p>0.717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float" office:value="12.44" calcext:value-type="float">
            <text:p>12.44</text:p>
          </table:table-cell>
          <table:table-cell table:formula="of:=[.B35]-[.$H$2]" office:value-type="float" office:value="-0.0980000000000008" calcext:value-type="float">
            <text:p>-0.0980000000000008</text:p>
          </table:table-cell>
          <table:table-cell table:formula="of:=[.C35]^2" office:value-type="float" office:value="0.00960400000000015" calcext:value-type="float">
            <text:p>0.009604</text:p>
          </table:table-cell>
          <table:table-cell/>
          <table:table-cell table:formula="of:=[.F34]+[.$H$10]" office:value-type="float" office:value="12.91" calcext:value-type="float">
            <text:p>12.91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float" office:value="12.55" calcext:value-type="float">
            <text:p>12.55</text:p>
          </table:table-cell>
          <table:table-cell table:formula="of:=[.B36]-[.$H$2]" office:value-type="float" office:value="0.0120000000000005" calcext:value-type="float">
            <text:p>0.0120000000000005</text:p>
          </table:table-cell>
          <table:table-cell table:formula="of:=[.C36]^2" office:value-type="float" office:value="0.000144000000000011" calcext:value-type="float">
            <text:p>0.000144</text:p>
          </table:table-cell>
          <table:table-cell/>
          <table:table-cell table:formula="of:=[.F35]" office:value-type="float" office:value="12.91" calcext:value-type="float">
            <text:p>12.91</text:p>
          </table:table-cell>
          <table:table-cell table:formula="of:=COUNTIFS([.$B$2:.$B$51]; &quot;&lt;=&quot;&amp; [.F37]; [.$B$2:.$B$51]; &quot;&gt;=&quot;&amp; [.F36])" office:value-type="float" office:value="5" calcext:value-type="float" table:number-columns-spanned="1" table:number-rows-spanned="2">
            <text:p>5</text:p>
          </table:table-cell>
          <table:table-cell table:formula="of:=[.G36]/([.$H$10]*50)" office:value-type="float" office:value="1" calcext:value-type="float" table:number-columns-spanned="1" table:number-rows-spanned="2">
            <text:p>1</text:p>
          </table:table-cell>
          <table:table-cell table:formula="of:=([.F36]+[.F37])/2" office:value-type="float" office:value="12.945" calcext:value-type="float" table:number-columns-spanned="1" table:number-rows-spanned="2">
            <text:p>12.945</text:p>
          </table:table-cell>
          <table:table-cell table:formula="of:=ROUND([.$H$6] * EXP(- ( ([.I36] - [.$H$2]) ^ 2) / (2 * ([.$H$4] ^ 2) )  ); 3)" office:value-type="float" office:value="0.458" calcext:value-type="float" table:number-columns-spanned="1" table:number-rows-spanned="2">
            <text:p>0.458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float" office:value="12.66" calcext:value-type="float">
            <text:p>12.66</text:p>
          </table:table-cell>
          <table:table-cell table:formula="of:=[.B37]-[.$H$2]" office:value-type="float" office:value="0.122" calcext:value-type="float">
            <text:p>0.122</text:p>
          </table:table-cell>
          <table:table-cell table:formula="of:=[.C37]^2" office:value-type="float" office:value="0.014884" calcext:value-type="float">
            <text:p>0.014884</text:p>
          </table:table-cell>
          <table:table-cell/>
          <table:table-cell table:formula="of:=[.H8]" office:value-type="float" office:value="12.98" calcext:value-type="float">
            <text:p>12.98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float" office:value="12.94" calcext:value-type="float">
            <text:p>12.94</text:p>
          </table:table-cell>
          <table:table-cell table:formula="of:=[.B38]-[.$H$2]" office:value-type="float" office:value="0.401999999999999" calcext:value-type="float">
            <text:p>0.401999999999999</text:p>
          </table:table-cell>
          <table:table-cell table:formula="of:=[.C38]^2" office:value-type="float" office:value="0.161603999999999" calcext:value-type="float">
            <text:p>0.161604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float" office:value="12.37" calcext:value-type="float">
            <text:p>12.37</text:p>
          </table:table-cell>
          <table:table-cell table:formula="of:=[.B39]-[.$H$2]" office:value-type="float" office:value="-0.168000000000001" calcext:value-type="float">
            <text:p>-0.168000000000001</text:p>
          </table:table-cell>
          <table:table-cell table:formula="of:=[.C39]^2" office:value-type="float" office:value="0.0282240000000003" calcext:value-type="float">
            <text:p>0.028224</text:p>
          </table:table-cell>
          <table:table-cell/>
          <table:table-cell table:style-name="ce9" office:value-type="string" calcext:value-type="string" table:number-columns-spanned="6" table:number-rows-spanned="1">
            <text:p>Доверительные интервалы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float" office:value="12.31" calcext:value-type="float">
            <text:p>12.31</text:p>
          </table:table-cell>
          <table:table-cell table:formula="of:=[.B40]-[.$H$2]" office:value-type="float" office:value="-0.228" calcext:value-type="float">
            <text:p>-0.228</text:p>
          </table:table-cell>
          <table:table-cell table:formula="of:=[.C40]^2" office:value-type="float" office:value="0.0519839999999999" calcext:value-type="float">
            <text:p>0.051984</text:p>
          </table:table-cell>
          <table:table-cell/>
          <table:table-cell table:number-columns-spanned="1" table:number-rows-spanned="2"/>
          <table:table-cell office:value-type="string" calcext:value-type="string" table:number-columns-spanned="2" table:number-rows-spanned="1">
            <text:p>Интервал, с</text:p>
          </table:table-cell>
          <table:covered-table-cell/>
          <table:table-cell table:number-columns-spanned="1" table:number-rows-spanned="2"/>
          <table:table-cell table:number-columns-spanned="1" table:number-rows-spanned="2"/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float" office:value="12.64" calcext:value-type="float">
            <text:p>12.64</text:p>
          </table:table-cell>
          <table:table-cell table:formula="of:=[.B41]-[.$H$2]" office:value-type="float" office:value="0.102" calcext:value-type="float">
            <text:p>0.102</text:p>
          </table:table-cell>
          <table:table-cell table:formula="of:=[.C41]^2" office:value-type="float" office:value="0.0104040000000001" calcext:value-type="float">
            <text:p>0.010404</text:p>
          </table:table-cell>
          <table:table-cell/>
          <table:covered-table-cell/>
          <table:table-cell office:value-type="string" calcext:value-type="string">
            <text:p>от</text:p>
          </table:table-cell>
          <table:table-cell office:value-type="string" calcext:value-type="string">
            <text:p>до</text:p>
          </table:table-cell>
          <table:covered-table-cell table:number-columns-repeated="2"/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float" office:value="12.71" calcext:value-type="float">
            <text:p>12.71</text:p>
          </table:table-cell>
          <table:table-cell table:formula="of:=[.B42]-[.$H$2]" office:value-type="float" office:value="0.172000000000001" calcext:value-type="float">
            <text:p>0.172000000000001</text:p>
          </table:table-cell>
          <table:table-cell table:formula="of:=[.C42]^2" office:value-type="float" office:value="0.0295840000000002" calcext:value-type="float">
            <text:p>0.029584</text:p>
          </table:table-cell>
          <table:table-cell/>
          <table:table-cell table:style-name="Default"/>
          <table:table-cell table:formula="of:=[.$H$2]-[.$H$4]" office:value-type="float" office:value="12.275" calcext:value-type="float">
            <text:p>12.275</text:p>
          </table:table-cell>
          <table:table-cell table:formula="of:=[.$H$2]+[.$H$4]" office:value-type="float" office:value="12.801" calcext:value-type="float">
            <text:p>12.801</text:p>
          </table:table-cell>
          <table:table-cell table:formula="of:=COUNTIFS([.$B$2:.$B$51]; &quot;&gt;=&quot;&amp; [.G42]; [.$B$2:.$B$51]; &quot;&lt;=&quot;&amp; [.H42])" office:value-type="float" office:value="33" calcext:value-type="float">
            <text:p>33</text:p>
          </table:table-cell>
          <table:table-cell table:formula="of:=[.I42]/50" office:value-type="float" office:value="0.66" calcext:value-type="float">
            <text:p>0.66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float" office:value="12.58" calcext:value-type="float">
            <text:p>12.58</text:p>
          </table:table-cell>
          <table:table-cell table:formula="of:=[.B43]-[.$H$2]" office:value-type="float" office:value="0.0419999999999998" calcext:value-type="float">
            <text:p>0.0419999999999998</text:p>
          </table:table-cell>
          <table:table-cell table:formula="of:=[.C43]^2" office:value-type="float" office:value="0.00176399999999998" calcext:value-type="float">
            <text:p>0.001764</text:p>
          </table:table-cell>
          <table:table-cell table:number-columns-repeated="2"/>
          <table:table-cell table:formula="of:=[.$H$2]-2*[.$H$4]" office:value-type="float" office:value="12.012" calcext:value-type="float">
            <text:p>12.012</text:p>
          </table:table-cell>
          <table:table-cell table:formula="of:=[.$H$2]+2*[.$H$4]" office:value-type="float" office:value="13.064" calcext:value-type="float">
            <text:p>13.064</text:p>
          </table:table-cell>
          <table:table-cell table:formula="of:=COUNTIFS([.$B$2:.$B$51]; &quot;&gt;=&quot;&amp; [.G43]; [.$B$2:.$B$51]; &quot;&lt;=&quot;&amp; [.H43])" office:value-type="float" office:value="49" calcext:value-type="float">
            <text:p>49</text:p>
          </table:table-cell>
          <table:table-cell table:formula="of:=[.I43]/50" office:value-type="float" office:value="0.98" calcext:value-type="float">
            <text:p>0.98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float" office:value="12.97" calcext:value-type="float">
            <text:p>12.97</text:p>
          </table:table-cell>
          <table:table-cell table:formula="of:=[.B44]-[.$H$2]" office:value-type="float" office:value="0.432" calcext:value-type="float">
            <text:p>0.432</text:p>
          </table:table-cell>
          <table:table-cell table:formula="of:=[.C44]^2" office:value-type="float" office:value="0.186624" calcext:value-type="float">
            <text:p>0.186624</text:p>
          </table:table-cell>
          <table:table-cell table:number-columns-repeated="2"/>
          <table:table-cell table:formula="of:=[.$H$2]-3*[.$H$4]" office:value-type="float" office:value="11.749" calcext:value-type="float">
            <text:p>11.749</text:p>
          </table:table-cell>
          <table:table-cell table:formula="of:=[.$H$2]+3*[.$H$4]" office:value-type="float" office:value="13.327" calcext:value-type="float">
            <text:p>13.327</text:p>
          </table:table-cell>
          <table:table-cell table:formula="of:=COUNTIFS([.$B$2:.$B$51]; &quot;&gt;=&quot;&amp; [.G44]; [.$B$2:.$B$51]; &quot;&lt;=&quot;&amp; [.H44])" office:value-type="float" office:value="50" calcext:value-type="float">
            <text:p>50</text:p>
          </table:table-cell>
          <table:table-cell table:formula="of:=[.I44]/5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float" office:value="12.78" calcext:value-type="float">
            <text:p>12.78</text:p>
          </table:table-cell>
          <table:table-cell table:formula="of:=[.B45]-[.$H$2]" office:value-type="float" office:value="0.241999999999999" calcext:value-type="float">
            <text:p>0.241999999999999</text:p>
          </table:table-cell>
          <table:table-cell table:formula="of:=[.C45]^2" office:value-type="float" office:value="0.0585639999999996" calcext:value-type="float">
            <text:p>0.058564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float" office:value="12.19" calcext:value-type="float">
            <text:p>12.19</text:p>
          </table:table-cell>
          <table:table-cell table:formula="of:=[.B46]-[.$H$2]" office:value-type="float" office:value="-0.348000000000001" calcext:value-type="float">
            <text:p>-0.348000000000001</text:p>
          </table:table-cell>
          <table:table-cell table:formula="of:=[.C46]^2" office:value-type="float" office:value="0.121104000000001" calcext:value-type="float">
            <text:p>0.121104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float" office:value="12.32" calcext:value-type="float">
            <text:p>12.32</text:p>
          </table:table-cell>
          <table:table-cell table:formula="of:=[.B47]-[.$H$2]" office:value-type="float" office:value="-0.218" calcext:value-type="float">
            <text:p>-0.218</text:p>
          </table:table-cell>
          <table:table-cell table:formula="of:=[.C47]^2" office:value-type="float" office:value="0.047524" calcext:value-type="float">
            <text:p>0.047524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float" office:value="12.67" calcext:value-type="float">
            <text:p>12.67</text:p>
          </table:table-cell>
          <table:table-cell table:formula="of:=[.B48]-[.$H$2]" office:value-type="float" office:value="0.132" calcext:value-type="float">
            <text:p>0.132</text:p>
          </table:table-cell>
          <table:table-cell table:formula="of:=[.C48]^2" office:value-type="float" office:value="0.0174239999999999" calcext:value-type="float">
            <text:p>0.017424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float" office:value="12.25" calcext:value-type="float">
            <text:p>12.25</text:p>
          </table:table-cell>
          <table:table-cell table:formula="of:=[.B49]-[.$H$2]" office:value-type="float" office:value="-0.288" calcext:value-type="float">
            <text:p>-0.288</text:p>
          </table:table-cell>
          <table:table-cell table:formula="of:=[.C49]^2" office:value-type="float" office:value="0.0829440000000001" calcext:value-type="float">
            <text:p>0.082944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float" office:value="12.76" calcext:value-type="float">
            <text:p>12.76</text:p>
          </table:table-cell>
          <table:table-cell table:formula="of:=[.B50]-[.$H$2]" office:value-type="float" office:value="0.222" calcext:value-type="float">
            <text:p>0.222</text:p>
          </table:table-cell>
          <table:table-cell table:formula="of:=[.C50]^2" office:value-type="float" office:value="0.0492839999999998" calcext:value-type="float">
            <text:p>0.049284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61" calcext:value-type="float">
            <text:p>12.61</text:p>
          </table:table-cell>
          <table:table-cell table:formula="of:=[.B51]-[.$H$2]" office:value-type="float" office:value="0.0719999999999992" calcext:value-type="float">
            <text:p>0.0719999999999992</text:p>
          </table:table-cell>
          <table:table-cell table:formula="of:=[.C51]^2" office:value-type="float" office:value="0.00518399999999988" calcext:value-type="float">
            <text:p>0.005184</text:p>
          </table:table-cell>
          <table:table-cell table:number-columns-repeated="102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1:27:56.204387064</meta:creation-date>
    <dc:date>2023-10-27T16:16:18.174976652</dc:date>
    <meta:editing-duration>PT36M5S</meta:editing-duration>
    <meta:editing-cycles>5</meta:editing-cycles>
    <meta:generator>LibreOffice/7.3.7.2$Linux_X86_64 LibreOffice_project/30$Build-2</meta:generator>
    <meta:document-statistic meta:table-count="1" meta:cell-count="300" meta:object-count="20"/>
  </office:meta>
</office:document-meta>
</file>

<file path=Object 1/content.xml><?xml version="1.0" encoding="utf-8"?>
<math xmlns="http://www.w3.org/1998/Math/MathML" display="block">
  <semantics>
    <mi mathvariant="italic">dt</mi>
    <annotation encoding="StarMath 5.0">dt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sub>
      <mi>t</mi>
      <mi mathvariant="italic">max</mi>
    </msub>
    <annotation encoding="StarMath 5.0">t_max
</annotation>
  </semantics>
</math>
</file>

<file path=Object 12/content.xml><?xml version="1.0" encoding="utf-8"?>
<math xmlns="http://www.w3.org/1998/Math/MathML" display="block">
  <semantics>
    <msub>
      <mi>t</mi>
      <mi mathvariant="italic">min</mi>
    </msub>
    <annotation encoding="StarMath 5.0">t_min
</annotation>
  </semantics>
</math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4cm" xlink:href=".." xlink:type="simple" chart:class="chart:bar" chart:column-mapping="0 1" chart:style-name="ch1">
        <chart:plot-area chart:style-name="ch2" table:cell-range-address="Sheet1.H18:Sheet1.J37" chart:data-source-has-labels="column" svg:x="1.331cm" svg:y="0.18cm" svg:width="14.354cm" svg:height="7.663cm">
          <chart:coordinate-region svg:x="2.058cm" svg:y="0.379cm" svg:width="13.627cm" svg:height="6.817cm"/>
          <chart:axis chart:dimension="x" chart:name="primary-x" chart:style-name="ch3" chartooo:axis-type="auto">
            <chartooo:date-scale/>
            <chart:title svg:x="8.252cm" svg:y="8.023cm" chart:style-name="ch4">
              <text:p>t, c</text:p>
            </chart:title>
            <chart:categories table:cell-range-address="Sheet1.I18:Sheet1.I37"/>
          </chart:axis>
          <chart:axis chart:dimension="y" chart:name="primary-y" chart:style-name="ch5">
            <chart:title svg:x="0.451cm" svg:y="5.193cm" chart:style-name="ch6">
              <text:p>?N / (?t * N), 1/c</text:p>
            </chart:title>
            <chart:grid chart:style-name="ch7" chart:class="major"/>
          </chart:axis>
          <chart:series chart:style-name="ch8" chart:values-cell-range-address="Sheet1.H18:Sheet1.H37" chart:class="chart:bar">
            <chart:data-point chart:repeated="20"/>
          </chart:series>
          <chart:series chart:style-name="ch9" chart:values-cell-range-address="Sheet1.J18:Sheet1.J37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2.06">
                <text:p>12.06</text:p>
                <draw:g>
                  <svg:desc>Sheet1.I18:Sheet1.I37</svg:desc>
                </draw:g>
              </table:table-cell>
              <table:table-cell office:value-type="float" office:value="0.8">
                <text:p>0.8</text:p>
                <draw:g>
                  <svg:desc>Sheet1.H18:Sheet1.H37</svg:desc>
                </draw:g>
              </table:table-cell>
              <table:table-cell office:value-type="float" office:value="0.291">
                <text:p>0.291</text:p>
                <draw:g>
                  <svg:desc>Sheet1.J18:Sheet1.J3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16">
                <text:p>12.16</text:p>
              </table:table-cell>
              <table:table-cell office:value-type="float" office:value="0.6">
                <text:p>0.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26">
                <text:p>12.26</text:p>
              </table:table-cell>
              <table:table-cell office:value-type="float" office:value="0.6">
                <text:p>0.6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36">
                <text:p>12.36</text:p>
              </table:table-cell>
              <table:table-cell office:value-type="float" office:value="1">
                <text:p>1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46">
                <text:p>12.46</text:p>
              </table:table-cell>
              <table:table-cell office:value-type="float" office:value="1">
                <text:p>1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56">
                <text:p>12.56</text:p>
              </table:table-cell>
              <table:table-cell office:value-type="float" office:value="1.4">
                <text:p>1.4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66">
                <text:p>12.66</text:p>
              </table:table-cell>
              <table:table-cell office:value-type="float" office:value="1.8">
                <text:p>1.8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76">
                <text:p>12.76</text:p>
              </table:table-cell>
              <table:table-cell office:value-type="float" office:value="1.2">
                <text:p>1.2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86">
                <text:p>12.86</text:p>
              </table:table-cell>
              <table:table-cell office:value-type="float" office:value="0.6">
                <text:p>0.6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.945">
                <text:p>12.945</text:p>
              </table:table-cell>
              <table:table-cell office:value-type="float" office:value="1">
                <text:p>1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minimum="12" chart:maximum="1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9.004cm" xlink:href=".." xlink:type="simple" chart:class="chart:scatter" chart:style-name="ch1">
        <chart:plot-area chart:style-name="ch2" table:cell-range-address="Sheet1.I16:Sheet1.I36 Sheet1.J18:Sheet1.J37" svg:x="1.33cm" svg:y="0.18cm" svg:width="14.33cm" svg:height="7.663cm">
          <chart:coordinate-region svg:x="2.058cm" svg:y="0.379cm" svg:width="13.416cm" svg:height="6.817cm"/>
          <chart:axis chart:dimension="x" chart:name="primary-x" chart:style-name="ch3">
            <chart:title svg:x="8.239cm" svg:y="8.023cm" chart:style-name="ch4">
              <text:p>t, c</text:p>
            </chart:title>
          </chart:axis>
          <chart:axis chart:dimension="y" chart:name="primary-y" chart:style-name="ch5">
            <chart:title svg:x="0.451cm" svg:y="4.597cm" chart:style-name="ch6">
              <text:p>p(t), 1/c</text:p>
            </chart:title>
            <chart:grid chart:style-name="ch7" chart:class="major"/>
          </chart:axis>
          <chart:series chart:style-name="ch8" chart:values-cell-range-address="Sheet1.J18:Sheet1.J37" chart:class="chart:scatter">
            <chart:domain table:cell-range-address="Sheet1.I16:Sheet1.I36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I16:Sheet1.I36</svg:desc>
                </draw:g>
              </table:table-cell>
              <table:table-cell office:value-type="float" office:value="0.291">
                <text:p>0.291</text:p>
                <draw:g>
                  <svg:desc>Sheet1.J18:Sheet1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6">
                <text:p>12.0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6">
                <text:p>12.16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6">
                <text:p>12.26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36">
                <text:p>12.36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46">
                <text:p>12.46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56">
                <text:p>12.56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66">
                <text:p>12.66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76">
                <text:p>12.76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6">
                <text:p>12.86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945">
                <text:p>12.9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math xmlns="http://www.w3.org/1998/Math/MathML" display="block">
  <semantics>
    <mrow>
      <msub>
        <mrow>
          <mo fence="true" form="prefix" stretchy="false">⟨</mo>
          <mrow>
            <mi>t</mi>
          </mrow>
          <mo fence="true" form="postfix" stretchy="false">⟩</mo>
        </mrow>
        <mi>N</mi>
      </msub>
      <mo stretchy="false">±</mo>
      <mi>σ</mi>
    </mrow>
    <annotation encoding="StarMath 5.0">langle t rangle _ N +- %sigma</annotation>
  </semantics>
</math>
</file>

<file path=Object 16/content.xml><?xml version="1.0" encoding="utf-8"?>
<math xmlns="http://www.w3.org/1998/Math/MathML" display="block">
  <semantics>
    <mrow>
      <mrow>
        <msub>
          <mrow>
            <mo fence="true" form="prefix" stretchy="false">⟨</mo>
            <mrow>
              <mi>t</mi>
            </mrow>
            <mo fence="true" form="postfix" stretchy="false">⟩</mo>
          </mrow>
          <mi>N</mi>
        </msub>
        <mo stretchy="false">±</mo>
        <mn>2</mn>
      </mrow>
      <mi>σ</mi>
    </mrow>
    <annotation encoding="StarMath 5.0">langle t rangle _ N +- 2%sigma</annotation>
  </semantics>
</math>
</file>

<file path=Object 17/content.xml><?xml version="1.0" encoding="utf-8"?>
<math xmlns="http://www.w3.org/1998/Math/MathML" display="block">
  <semantics>
    <mrow>
      <mrow>
        <msub>
          <mrow>
            <mo fence="true" form="prefix" stretchy="false">⟨</mo>
            <mrow>
              <mi>t</mi>
            </mrow>
            <mo fence="true" form="postfix" stretchy="false">⟩</mo>
          </mrow>
          <mi>N</mi>
        </msub>
        <mo stretchy="false">±</mo>
        <mn>3</mn>
      </mrow>
      <mi>σ</mi>
    </mrow>
    <annotation encoding="StarMath 5.0">langle t rangle _ N +- 3%sigma</annotation>
  </semantics>
</math>
</file>

<file path=Object 18/content.xml><?xml version="1.0" encoding="utf-8"?>
<math xmlns="http://www.w3.org/1998/Math/MathML" display="block">
  <semantics>
    <mi mathvariant="italic">dN</mi>
    <annotation encoding="StarMath 5.0">dN</annotation>
  </semantics>
</math>
</file>

<file path=Object 19/content.xml><?xml version="1.0" encoding="utf-8"?>
<math xmlns="http://www.w3.org/1998/Math/MathML" display="block">
  <semantics>
    <mrow>
      <mi mathvariant="italic">dN</mi>
      <mo stretchy="false">/</mo>
      <mi>N</mi>
    </mrow>
    <annotation encoding="StarMath 5.0">dN/N</annotation>
  </semantics>
</math>
</file>

<file path=Object 2/content.xml><?xml version="1.0" encoding="utf-8"?>
<math xmlns="http://www.w3.org/1998/Math/MathML" display="block">
  <semantics>
    <mrow>
      <mi mathvariant="normal">Δ</mi>
      <mi>N</mi>
    </mrow>
    <annotation encoding="StarMath 5.0">%DELTA N</annotation>
  </semantics>
</math>
</file>

<file path=Object 20/content.xml><?xml version="1.0" encoding="utf-8"?>
<math xmlns="http://www.w3.org/1998/Math/MathML" display="block">
  <semantics>
    <msub>
      <mi>σ</mi>
      <mrow>
        <mo fence="true" form="prefix" stretchy="false">⟨</mo>
        <mrow>
          <mi>t</mi>
        </mrow>
        <mo fence="true" form="postfix" stretchy="false">⟩</mo>
      </mrow>
    </msub>
    <annotation encoding="StarMath 5.0">%sigma _ langle t rangle </annotation>
  </semantics>
</math>
</file>

<file path=Object 3/content.xml><?xml version="1.0" encoding="utf-8"?>
<math xmlns="http://www.w3.org/1998/Math/MathML" display="block">
  <semantics>
    <mrow>
      <mi mathvariant="normal">Δ</mi>
      <mrow>
        <mi>N</mi>
        <mo stretchy="false">/</mo>
        <mrow>
          <mo fence="true" form="prefix" stretchy="false">(</mo>
          <mrow>
            <mrow>
              <mi mathvariant="normal">Δ</mi>
              <mrow>
                <mi>t</mi>
                <mo stretchy="false">∗</mo>
                <mi>N</mi>
              </mrow>
            </mrow>
          </mrow>
          <mo fence="true" form="postfix" stretchy="false">)</mo>
        </mrow>
      </mrow>
      <mi>,</mi>
      <mrow>
        <mn>1</mn>
        <mo stretchy="false">/</mo>
        <mi>c</mi>
      </mrow>
    </mrow>
    <annotation encoding="StarMath 5.0">%DELTA N / (%DELTA t * N), 1/c
</annotation>
  </semantics>
</math>
</file>

<file path=Object 4/content.xml><?xml version="1.0" encoding="utf-8"?>
<math xmlns="http://www.w3.org/1998/Math/MathML" display="block">
  <semantics>
    <msub>
      <mi>t</mi>
      <mi>i</mi>
    </msub>
    <annotation encoding="StarMath 5.0">t_i
</annotation>
  </semantics>
</math>
</file>

<file path=Object 5/content.xml><?xml version="1.0" encoding="utf-8"?>
<math xmlns="http://www.w3.org/1998/Math/MathML" display="block">
  <semantics>
    <mrow>
      <msub>
        <mi>t</mi>
        <mi>i</mi>
      </msub>
      <mi>–</mi>
      <msub>
        <mrow>
          <mo fence="true" form="prefix" stretchy="false">⟨</mo>
          <mrow>
            <mi>t</mi>
          </mrow>
          <mo fence="true" form="postfix" stretchy="false">⟩</mo>
        </mrow>
        <mi>N</mi>
      </msub>
    </mrow>
    <annotation encoding="StarMath 5.0">t_i – langle t rangle _N
</annotation>
  </semantics>
</math>
</file>

<file path=Object 6/content.xml><?xml version="1.0" encoding="utf-8"?>
<math xmlns="http://www.w3.org/1998/Math/MathML" display="block">
  <semantics>
    <msup>
      <mrow>
        <mo fence="true" form="prefix" stretchy="false">(</mo>
        <mrow>
          <mrow>
            <msub>
              <mi>t</mi>
              <mi>i</mi>
            </msub>
            <mi>–</mi>
            <msub>
              <mrow>
                <mo fence="true" form="prefix" stretchy="false">⟨</mo>
                <mrow>
                  <mi>t</mi>
                </mrow>
                <mo fence="true" form="postfix" stretchy="false">⟩</mo>
              </mrow>
              <mi>N</mi>
            </msub>
          </mrow>
        </mrow>
        <mo fence="true" form="postfix" stretchy="false">)</mo>
      </mrow>
      <mn>2</mn>
    </msup>
    <annotation encoding="StarMath 5.0">(t_i – langle t rangle _N) ^ 2

</annotation>
  </semantics>
</math>
</file>

<file path=Object 7/content.xml><?xml version="1.0" encoding="utf-8"?>
<math xmlns="http://www.w3.org/1998/Math/MathML" display="block">
  <semantics>
    <msub>
      <mrow>
        <mo fence="true" form="prefix" stretchy="false">⟨</mo>
        <mrow>
          <mi>t</mi>
        </mrow>
        <mo fence="true" form="postfix" stretchy="false">⟩</mo>
      </mrow>
      <mi>N</mi>
    </msub>
    <annotation encoding="StarMath 5.0">langle t rangle _N </annotation>
  </semantics>
</math>
</file>

<file path=Object 8/content.xml><?xml version="1.0" encoding="utf-8"?>
<math xmlns="http://www.w3.org/1998/Math/MathML" display="block">
  <semantics>
    <mi>σ</mi>
    <annotation encoding="StarMath 5.0">%sigma
</annotation>
  </semantics>
</math>
</file>

<file path=Object 9/content.xml><?xml version="1.0" encoding="utf-8"?>
<math xmlns="http://www.w3.org/1998/Math/MathML" display="block">
  <semantics>
    <msub>
      <mi>p</mi>
      <mi mathvariant="italic">max</mi>
    </msub>
    <annotation encoding="StarMath 5.0">p_max
</annotation>
  </semantics>
</math>
</file>